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B0000038B022C71226AD5DE5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fo:min-height="0cm"/>
    </style:style>
    <style:style style:name="gr3" style:family="graphic" style:parent-style-name="standard">
      <style:graphic-properties draw:stroke="none" svg:stroke-color="#000000" draw:fill="solid" draw:fill-color="#ffffff" fo:min-height="0.512cm"/>
    </style:style>
    <style:style style:name="gr4" style:family="graphic" style:parent-style-name="standard">
      <style:graphic-properties draw:stroke="none" svg:stroke-color="#000000" draw:fill="solid" draw:fill-color="#ffffff" fo:min-height="1.4cm"/>
    </style:style>
    <style:style style:name="gr5" style:family="graphic" style:parent-style-name="standard">
      <style:graphic-properties draw:stroke="none" svg:stroke-color="#000000" draw:fill="solid" draw:fill-color="#ffffff" fo:min-height="0.494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18pt" style:font-size-complex="18pt"/>
    </style:style>
    <style:style style:name="P3" style:family="paragraph">
      <loext:graphic-properties draw:fill="solid" draw:fill-color="#ffffff"/>
      <style:text-properties fo:font-size="8pt" style:font-size-asian="18pt" style:font-size-complex="18pt"/>
    </style:style>
    <style:style style:name="T1" style:family="text">
      <style:text-properties style:font-size-asian="18pt" style:font-size-complex="18pt"/>
    </style:style>
    <style:style style:name="T2" style:family="text">
      <style:text-properties fo:font-size="8pt" style:font-size-asian="18pt" style:font-size-complex="18pt"/>
    </style:style>
    <style:style style:name="T3" style:family="text">
      <style:text-properties fo:font-size="8pt" fo:font-style="italic" style:font-size-asian="18pt" style:font-size-complex="18pt"/>
    </style:style>
    <style:style style:name="T4" style:family="text">
      <style:text-properties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8.923cm" svg:x="1.432cm" svg:y="8.841cm">
          <draw:image xlink:href="Pictures/100002010000078B0000038B022C71226AD5DE56.png" xlink:type="simple" xlink:show="embed" xlink:actuate="onLoad">
            <text:p text:style-name="P1"/>
          </draw:image>
        </draw:frame>
        <draw:frame draw:style-name="gr2" draw:text-style-name="P3" draw:layer="layout" svg:width="4.064cm" svg:height="0.569cm" svg:x="16.494cm" svg:y="8.874cm">
          <draw:text-box>
            <text:p text:style-name="P2"><text:span text:style-name="T1">Fluoroquinolone-resistant</text:span></text:p>
          </draw:text-box>
        </draw:frame>
        <draw:frame draw:style-name="gr2" draw:text-style-name="P3" draw:layer="layout" svg:width="4.064cm" svg:height="1.523cm" svg:x="16.494cm" svg:y="10.272cm">
          <draw:text-box>
            <text:p text:style-name="P2"><text:span text:style-name="T1">ESBL E. coli</text:span></text:p>
            <text:p text:style-name="P2"><text:span text:style-name="T2">Extended spectrum </text:span><text:span text:style-name="T2"><text:line-break/></text:span><text:span text:style-name="T2">β-lactamase-resistant</text:span></text:p>
            <text:p text:style-name="P2"><text:span text:style-name="T3">Escherichia coli</text:span></text:p>
          </draw:text-box>
        </draw:frame>
        <draw:frame draw:style-name="gr3" draw:text-style-name="P3" draw:layer="layout" svg:width="4.064cm" svg:height="0.887cm" svg:x="16.494cm" svg:y="12.176cm">
          <draw:text-box>
            <text:p text:style-name="P2"><text:span text:style-name="T1">MRSA</text:span><text:span text:style-name="T1"><text:line-break/></text:span><text:span text:style-name="T1">Methichillin-resistant</text:span></text:p>
          </draw:text-box>
        </draw:frame>
        <draw:frame draw:style-name="gr3" draw:text-style-name="P3" draw:layer="layout" svg:width="4.064cm" svg:height="0.887cm" svg:x="16.494cm" svg:y="13.829cm">
          <draw:text-box>
            <text:p text:style-name="P2"><text:span text:style-name="T1">PNSP</text:span><text:span text:style-name="T1"><text:line-break/></text:span><text:span text:style-name="T1">Penicillin-resistant</text:span></text:p>
          </draw:text-box>
        </draw:frame>
        <draw:frame draw:style-name="gr4" draw:text-style-name="P3" draw:layer="layout" svg:width="4.064cm" svg:height="1.65cm" svg:x="16.494cm" svg:y="15.605cm">
          <draw:text-box>
            <text:p text:style-name="P2"><text:span text:style-name="T1">VRE</text:span><text:span text:style-name="T1"><text:line-break/></text:span><text:span text:style-name="T1">Vancomycin-resistant</text:span><text:span text:style-name="T1"><text:line-break/></text:span><text:span text:style-name="T4">Enterecoccus faecalis</text:span><text:span text:style-name="T4"><text:line-break/></text:span><text:span text:style-name="T4">Enterococcus faecium</text:span></text:p>
          </draw:text-box>
        </draw:frame>
        <draw:frame draw:style-name="gr5" draw:text-style-name="P3" draw:layer="layout" svg:width="6.985cm" svg:height="0.744cm" draw:transform="rotate (1.57463605114928) translate (2.167cm 16.622cm)">
          <draw:text-box>
            <text:p text:style-name="P2"><text:span text:style-name="T1">Percentage out of all resistant pathoge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3-28T10:08:28.600434047</dc:date>
    <meta:editing-duration>PT15M5S</meta:editing-duration>
    <meta:editing-cycles>5</meta:editing-cycles>
    <meta:generator>LibreOffice/6.0.7.3$Linux_X86_64 LibreOffice_project/00m0$Build-3</meta:generator>
    <meta:document-statistic meta:object-count="7"/>
  </office:meta>
</office:document-meta>
</file>